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office:version="1.2">
  <office:automatic-styles/>
  <office:body>
    <office:text>
      <text:h text:outline-level="1">Feature Proposal: Messaging Layer for GroupBuild – Revolt vs. Matrix/Element</text:h>
      <text:p>Elias,

As we move closer to launching the GroupBuild prototype, we need to finalize our real-time communication layer. This will be core infrastructure for user groups, civic organizers, and moderation workflows—so our choice must balance ease of use, long-term resilience, federation potential, and extensibility.</text:p>
      <text:h text:outline-level="2">Option 1: Revolt (Discord-Like Alternative)</text:h>
      <text:h text:outline-level="2">Option 1: Revolt (Discord-Like Alternative)</text:h>
      <text:list>
        <text:list-item>
          <text:p>Revolt is open-source, self-hostable, and visually familiar to Discord users—ideal for onboarding younger or gaming-native communities.</text:p>
        </text:list-item>
        <text:list-item>
          <text:p>Offers support for text, voice, and attachments. Video is still under development.</text:p>
        </text:list-item>
        <text:list-item>
          <text:p>Moderation APIs exist, and bot support is improving.</text:p>
        </text:list-item>
        <text:list-item>
          <text:p>We could embed Revolt or deep-link to branded instances from GroupBuild’s UI.</text:p>
        </text:list-item>
        <text:list-item>
          <text:p>No federation, but could be a practical MVP tool for grassroots groups not needing global discovery.</text:p>
        </text:list-item>
        <text:list-item>
          <text:p>Partnering with the Revolt core team could mean co-building open civic moderation tools (e.g., BeAxa integration, RepTags display, voting overlays).</text:p>
        </text:list-item>
      </text:list>
      <text:h text:outline-level="2">Option 2: Matrix + Element (Federated &amp; Secure)</text:h>
      <text:list>
        <text:list-item>
          <text:p>Matrix is a federated protocol; Element is its main client (also open-source and skinnable).</text:p>
        </text:list-item>
        <text:list-item>
          <text:p>Supports end-to-end encryption, rich permissions, and bridges to platforms like Discord, Telegram, Slack.</text:p>
        </text:list-item>
        <text:list-item>
          <text:p>Custom widgets and bots could allow deep integration with BeAxa, RepTags, and MeritRank voting directly inside Matrix rooms.</text:p>
        </text:list-item>
        <text:list-item>
          <text:p>Matrix supports decentralized identity, which aligns with our AnonID and RepTag system roadmap.</text:p>
        </text:list-item>
        <text:list-item>
          <text:p>Federation allows civic groups or nations to run their own homeservers, while still connecting into the broader ecosystem.</text:p>
        </text:list-item>
        <text:list-item>
          <text:p>Partnership would focus on skinning Element for GroupBuild and building a starter pack (Room templates, bridges, bots, moderation overlay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office:version="1.2">
  <office:styles>
    <style:style style:name="Standard" style:family="paragraph" style:display-name="Standard"/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